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b374" officeooo:paragraph-rsid="0004b374"/>
    </style:style>
    <style:style style:name="P2" style:family="paragraph" style:parent-style-name="Standard">
      <style:text-properties officeooo:rsid="0004b374" officeooo:paragraph-rsid="00053623"/>
    </style:style>
    <style:style style:name="P3" style:family="paragraph" style:parent-style-name="Standard" style:list-style-name="L3">
      <style:text-properties officeooo:rsid="0004b374" officeooo:paragraph-rsid="00070076"/>
    </style:style>
    <style:style style:name="P4" style:family="paragraph" style:parent-style-name="Standard">
      <style:text-properties officeooo:rsid="00053623" officeooo:paragraph-rsid="00053623"/>
    </style:style>
    <style:style style:name="P5" style:family="paragraph" style:parent-style-name="Standard" style:list-style-name="L1">
      <style:text-properties fo:font-weight="bold" officeooo:rsid="0005d51f" officeooo:paragraph-rsid="0005d51f" style:font-weight-asian="bold" style:font-weight-complex="bold"/>
    </style:style>
    <style:style style:name="P6" style:family="paragraph" style:parent-style-name="Standard" style:list-style-name="L1">
      <style:text-properties fo:font-weight="bold" officeooo:rsid="0004b374" officeooo:paragraph-rsid="0004b374" style:font-weight-asian="bold" style:font-weight-complex="bold"/>
    </style:style>
    <style:style style:name="P7" style:family="paragraph" style:parent-style-name="Standard">
      <style:text-properties fo:font-weight="bold" officeooo:rsid="0006ff01" officeooo:paragraph-rsid="0006ff01" style:font-weight-asian="bold" style:font-weight-complex="bold"/>
    </style:style>
    <style:style style:name="P8" style:family="paragraph" style:parent-style-name="Standard" style:list-style-name="L1">
      <style:text-properties fo:font-weight="bold" officeooo:rsid="00070076" officeooo:paragraph-rsid="00070076" style:font-weight-asian="bold" style:font-weight-complex="bold"/>
    </style:style>
    <style:style style:name="P9" style:family="paragraph" style:parent-style-name="Standard">
      <style:text-properties officeooo:rsid="0005bc5e" officeooo:paragraph-rsid="0005bc5e"/>
    </style:style>
    <style:style style:name="P10" style:family="paragraph" style:parent-style-name="Standard">
      <style:text-properties officeooo:rsid="0005d51f" officeooo:paragraph-rsid="0005d51f"/>
    </style:style>
    <style:style style:name="P11" style:family="paragraph" style:parent-style-name="Standard" style:list-style-name="L2">
      <style:text-properties officeooo:rsid="0005d51f" officeooo:paragraph-rsid="0005d51f"/>
    </style:style>
    <style:style style:name="P12" style:family="paragraph" style:parent-style-name="Standard">
      <style:text-properties officeooo:rsid="0006ff01" officeooo:paragraph-rsid="0006ff01"/>
    </style:style>
    <style:style style:name="P13" style:family="paragraph" style:parent-style-name="Standard">
      <style:text-properties fo:font-weight="normal" officeooo:rsid="00070076" officeooo:paragraph-rsid="00070076" style:font-weight-asian="normal" style:font-weight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04b374" officeooo:paragraph-rsid="00053623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04b374" officeooo:paragraph-rsid="00070076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05bc5e" officeooo:paragraph-rsid="0005bc5e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05bc5e" officeooo:paragraph-rsid="0005d51f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bold" officeooo:rsid="0005bc5e" officeooo:paragraph-rsid="0005bc5e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weight="bold" officeooo:rsid="00053623" officeooo:paragraph-rsid="00053623" style:font-weight-asian="bold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weight="bold" officeooo:rsid="00053623" officeooo:paragraph-rsid="0005bc5e" style:font-weight-asian="bold" style:font-weight-complex="bold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weight="bold" officeooo:rsid="0004b374" officeooo:paragraph-rsid="0004b374" style:font-weight-asian="bold" style:font-weight-complex="bol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weight="bold" officeooo:rsid="0006ff01" officeooo:paragraph-rsid="0006ff01" style:font-weight-asian="bold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weight="bold" officeooo:rsid="0006ff01" officeooo:paragraph-rsid="00070076" style:font-weight-asian="bold" style:font-weight-complex="bold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weight="bold" officeooo:rsid="00070076" officeooo:paragraph-rsid="00070076" style:font-weight-asian="bold" style:font-weight-complex="bol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053623" officeooo:paragraph-rsid="00053623"/>
    </style:style>
    <style:style style:name="T1" style:family="text">
      <style:text-properties officeooo:rsid="00053623"/>
    </style:style>
    <style:style style:name="T2" style:family="text">
      <style:text-properties officeooo:rsid="0005bc5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3623" style:font-weight-asian="bold" style:font-weight-complex="bold"/>
    </style:style>
    <style:style style:name="T5" style:family="text">
      <style:text-properties fo:font-weight="bold" officeooo:rsid="0005d51f" style:font-weight-asian="bold" style:font-weight-complex="bold"/>
    </style:style>
    <style:style style:name="T6" style:family="text">
      <style:text-properties fo:font-weight="bold" officeooo:rsid="00070076" style:font-weight-asian="bold" style:font-weight-complex="bold"/>
    </style:style>
    <style:style style:name="T7" style:family="text">
      <style:text-properties officeooo:rsid="0005d51f"/>
    </style:style>
    <style:style style:name="T8" style:family="text">
      <style:text-properties officeooo:rsid="0006ff01"/>
    </style:style>
    <style:style style:name="T9" style:family="text">
      <style:text-properties fo:font-weight="normal" officeooo:rsid="0005bc5e" style:font-weight-asian="normal" style:font-weight-complex="normal"/>
    </style:style>
    <style:style style:name="T10" style:family="text">
      <style:text-properties officeooo:rsid="000700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mlékeztető az előválasztok sw-el kapcsolatos megbeszélésekről</text:h>
      <text:p text:style-name="P1"/>
      <text:p text:style-name="P1">2016. 11.22 </text:p>
      <text:p text:style-name="P1"/>
      <text:p text:style-name="P1"/>
      <text:p text:style-name="P1"/>
      <text:p text:style-name="P1"/>
      <text:p text:style-name="P1">Az előválasztás szervezésére, <text:span text:style-name="T8">lebonyolítására</text:span> egy „technikai párt” jön létre. Tagság feltétele:</text:p>
      <text:p text:style-name="P1">- az <text:span text:style-name="T8">elmúlt</text:span> 25 évben nem volt kormány tag (államtitkár és afelett)</text:p>
      <text:p text:style-name="P1">- minimális program (közjogi min<text:span text:style-name="T10">i</text:span>mum, jogállam, arányos választási rendszer) elfogadása</text:p>
      <text:p text:style-name="P1">- ADA regisztrációs, internetes preferenciális (condorce kiértékelés) <text:span text:style-name="T10">lebonyolítás</text:span></text:p>
      <text:p text:style-name="P4">- propaganda, <text:span text:style-name="T10">mozgósítási</text:span> okokból két forduló</text:p>
      <text:p text:style-name="P1">- „kettős választás” = a jogállam helyreállítása, új választási tv kelfogadása után a parlament feloszlatja önmagát, új választások lesznek</text:p>
      <text:p text:style-name="P1"/>
      <text:p text:style-name="P1"/>
      <text:p text:style-name="P1">2016. 12.06 </text:p>
      <text:p text:style-name="P1"/>
      <text:p text:style-name="P1"/>
      <text:p text:style-name="P1"/>
      <text:p text:style-name="P1">A szükséges internetes sw. Funkciói:</text:p>
      <text:p text:style-name="P1"/>
      <text:p text:style-name="P10">Kérdések: <text:span text:style-name="T3">Az ADA regisztrálás </text:span><text:span text:style-name="T6">egyúttal</text:span><text:span text:style-name="T3"> a „technikai párt” tagságát is jelenti?</text:span></text:p>
      <text:h text:style-name="Heading_20_2" text:outline-level="2">I. minimális program megvitatása és <text:span text:style-name="T10">kialakulása</text:span></text:h>
      <text:p text:style-name="P12">Előre <text:span text:style-name="T10">kitűzött</text:span> időpontig tart.</text:p>
      <text:h text:style-name="Heading_20_3" text:outline-level="3">5 témakör:</text:h>
      <text:list xml:id="list4037113250474837117" text:style-name="L2">
        <text:list-item>
          <text:p text:style-name="P11">Választási rendszer</text:p>
        </text:list-item>
        <text:list-item>
          <text:p text:style-name="P11">Jogállami intézmények</text:p>
        </text:list-item>
        <text:list-item>
          <text:p text:style-name="P11">Átláthatóság</text:p>
        </text:list-item>
        <text:list-item>
          <text:p text:style-name="P11">Részvételi demokrácia</text:p>
        </text:list-item>
        <text:list-item>
          <text:p text:style-name="P11">Sorskérdések (egészségügy, oktatás, nyugdíj stb)</text:p>
        </text:list-item>
      </text:list>
      <text:p text:style-name="P10"/>
      <text:p text:style-name="P10">Az ADA regisztráltak egy-két mondatos tömör „programpontokat” javasolhatnak a fenti témakörökhöz (de a rövid mondat mögé részletesebb kifejtést, indoklást is csatolhatnak). Elöször a javasolt mondatokat csak „<text:span text:style-name="T3">ötletek”</text:span> ezek külön listán vannak„like”-olni lehet őket, <text:span text:style-name="T10">kommentálni</text:span>, szavazni rájuk nem (a like annyit jelent: szerintem megfontolandó, megvitatandó ). Megfelelő számú „like” elérése után lesz <text:span text:style-name="T8">belőlük</text:span> <text:span text:style-name="T3">„javaslat”</text:span> ezekről lehet vitázni (kommenteket irni), illetve a preferenciálisan szavazni. A szavazási időszak végén témakö<text:span text:style-name="T8">r</text:span>önként az első néhány nyertes <text:span text:style-name="T8">programpont</text:span> fog bekerülni a <text:span text:style-name="T8">technikai párt </text:span>program<text:span text:style-name="T8">já</text:span>ba.</text:p>
      <text:p text:style-name="P10"/>
      <text:p text:style-name="P10">Kérdések: </text:p>
      <text:list xml:id="list8610646774379483660" text:style-name="L1">
        <text:list-item>
          <text:p text:style-name="P5">az ötleteket, javaslatokat lehet-e menet közben <text:span text:style-name="T8">javítani</text:span>? Ha igen akkor ki teheti ezt meg <text:span text:style-name="T8">és meddig (a szavazás alatt már nagyon nem ajánlott)</text:span>?</text:p>
        </text:list-item>
        <text:list-item>
          <text:p text:style-name="P5">Mennyi a szükséges like, ahhoz, hogy „javaslat” -á váljon?</text:p>
        </text:list-item>
        <text:list-item>
          <text:p text:style-name="P5">Szavazat törölhető, <text:span text:style-name="T8">módosítható</text:span>?</text:p>
        </text:list-item>
        <text:list-item>
          <text:p text:style-name="P5">Részeredmény lekérdezhető?</text:p>
        </text:list-item>
        <text:list-item>
          <text:p text:style-name="P5"><text:soft-page-break/>Azonnal lehet szavazni vagy előszór vita szakasz van és csak ezután szavazás?</text:p>
        </text:list-item>
        <text:list-item>
          <text:p text:style-name="P8">Kommentelni is csak ADA hiteles userek, vagy bárki?</text:p>
          <text:p text:style-name="P6"/>
        </text:list-item>
      </text:list>
      <text:h text:style-name="Heading_20_2" text:outline-level="2">II. előválasztás lebonyolítása</text:h>
      <text:p text:style-name="P4">- egyéni jelöltek</text:p>
      <text:p text:style-name="P4">- országos lista</text:p>
      <text:p text:style-name="P4">- miniszterelnök jelölt személye</text:p>
      <text:p text:style-name="P1"/>
      <text:p text:style-name="P1"/>
      <text:p text:style-name="P1">II.<text:span text:style-name="T1">1. egyéni jelölt</text:span> előválasztás lebonyolítása</text:p>
      <text:p text:style-name="P1"/>
      <text:p text:style-name="P21"><text:span text:style-name="T2">Kérdés: Ez a szakasz az első „minimál program elfogadás” (I) szakasz után van, vagy vele párhuzamos? </text:span><text:span text:style-name="T9">(ha párhuzamos akkor „mit fogad el” aki csatlakozik? Hiszen még nincs program)</text:span></text:p>
      <text:p text:style-name="P1"/>
      <text:p text:style-name="P14"><text:span text:style-name="T1">II.1.1 </text:span>„egyéni jelöltségre jelentkez<text:span text:style-name="T1">és</text:span>” f<text:span text:style-name="T1">ázis</text:span>. <text:span text:style-name="T1">Előre kitűzött dátumig vagy kitütüzött számú jelölt kialakulásáig tart</text:span></text:p>
      <text:p text:style-name="P15">Itt a jelentkező megadja: életrajzát, programját, fényképét/fényképeket, youtube video linket/linkeket., <text:span text:style-name="T10">melyik OEVK -ban indulna.</text:span> Nyilatkozik, hogy </text:p>
      <text:list xml:id="list3699119531689623083" text:style-name="L3">
        <text:list-item>
          <text:p text:style-name="P3">a „technikai párt alapelveit elfogadja, </text:p>
        </text:list-item>
        <text:list-item>
          <text:p text:style-name="P3">ha nem ő az internetes előválasztás <text:span text:style-name="T10">győztese</text:span> akkor visszalép. </text:p>
        </text:list-item>
        <text:list-item>
          <text:p text:style-name="P3"><text:span text:style-name="T10">Bekerülése setén a minimál program teljesitése után a képviselői mandátumátról lemond. </text:span></text:p>
        </text:list-item>
        <text:list-item>
          <text:p text:style-name="P3"><text:span text:style-name="T10">Ha a program megvalósitása a parlamentben nem lehetséges akkor mandátumáról lemond.</text:span></text:p>
        </text:list-item>
      </text:list>
      <text:p text:style-name="P15"/>
      <text:p text:style-name="P15"><text:span text:style-name="T1">Ekkor még nem kerül fel az adott OEVK jelölt listájára, nem lehet rá szavazni, nem lehet róla vitatkozni (kommentelni). Egy külön linken elérhető „jelöltségre jelentkezők” listán látható. Itt „like”-olni lehet (a like jelentése: jelölé válását támogatom). Megfelelő „like” elérése után kerül át az adott OEVK jelölt listájára, ahol vita indul róla (kommentelés).</text:span></text:p>
      <text:p text:style-name="P14"/>
      <text:p text:style-name="P18">Kérdések:</text:p>
      <text:p text:style-name="P18">- előre rögzített időpont és/vagy kívánt számú jelölt kialakulásáig?</text:p>
      <text:p text:style-name="P18">- jelölté váláshoz szükséges ajánló like -ok száma?</text:p>
      <text:p text:style-name="P22">- egy jelölt csak egy OEVK -ban indulhat?</text:p>
      <text:p text:style-name="P2"/>
      <text:p text:style-name="P25">II.<text:span text:style-name="T2">1.</text:span>2. egyéni előválasztás első forduló, <text:span text:style-name="T2">előre meghatározott időpontig tart</text:span></text:p>
      <text:p text:style-name="P25">A megfelelő támogató like-ot elérők szerepelnek az adott OEVK -nál a jelölt listán, kommentelhetőek. Az adott OEVK -ba assurált szavazók preferenciális modon szavazhatnak. <text:span text:style-name="T7">Esemény hirdetések is megjelenhetnek az oldalakon</text:span><text:span text:style-name="T5"> (Kérdés: kik tehetnek ilyeneket fel?)</text:span></text:p>
      <text:p text:style-name="P25"/>
      <text:p text:style-name="P19"><text:s/>Kérdések: <text:s/></text:p>
      <text:p text:style-name="P19">- szavazat törölhető, modositható legyen?</text:p>
      <text:p text:style-name="P19">- részeredmény lekérdezhető legyen?</text:p>
      <text:p text:style-name="P24">- először vayn egy vitaszakasz és csak ezután lehet szavazni?</text:p>
      <text:p text:style-name="P23">- kommenteket csak az adott OEVK-ba assuráltak irhatnak vagy bárki <text:span text:style-name="T10">ADA hiteles, vagy bárki</text:span>?</text:p>
      <text:p text:style-name="P19"/>
      <text:p text:style-name="P4"/>
      <text:p text:style-name="P16"><text:soft-page-break/>II.<text:span text:style-name="T7">1.</text:span>3 egyéni előválasztás második forduló, előre meghatározott időpontig tart</text:p>
      <text:p text:style-name="P17">Az elöző forduló condorce nyertes első „X” darab jelöltje marad meg, újra lehet kommentelni és szavazni. <text:span text:style-name="T7">Esemény hirdetések is megjelenhetnek az oldalakon</text:span><text:span text:style-name="T5"> (Kérdés: kik tehetnek ilyeneket fel?)</text:span></text:p>
      <text:p text:style-name="P16"/>
      <text:p text:style-name="P20"><text:s/>Kérdések: <text:s/></text:p>
      <text:p text:style-name="P20">- szavazat törölhető, modositható legyen?</text:p>
      <text:p text:style-name="P20">- részeredmény lekérdezhető legyen?</text:p>
      <text:p text:style-name="P16"><text:span text:style-name="T4"/></text:p>
      <text:p text:style-name="P16">Ezen szakasz után az egyéni előválasztásnál OEVK -ként csak a végeredmény és a nyertes </text:p>
      <text:p text:style-name="P16">jelölt bemutatkozó oldala látható (<text:span text:style-name="T3">Kérdés: vagy legyen látható a többi jelölt és a </text:span></text:p>
      <text:p text:style-name="P16"><text:span text:style-name="T3">kommentek is?</text:span>). Szavazni ekkor már nem lehet.</text:p>
      <text:p text:style-name="P16"/>
      <text:p text:style-name="P16"/>
      <text:p text:style-name="P25"/>
      <text:p text:style-name="P9">II.2 országos lista kialakítása</text:p>
      <text:p text:style-name="P16"><text:s/>az eljárás még nem kiforrot, ötletek:</text:p>
      <text:p text:style-name="P16"/>
      <text:p text:style-name="P16">- csatlakozott szervezetek „likeolható” listája. Akik megfelelő like számot elért azok között preferenciális szavazás (tehát szervezeteket rangsorol a szavazó). Ezekután algoritmus elosztja a helyeket a szervezetek között, ahova a szervezet saját listájáról az első nevek kerülnek be</text:p>
      <text:p text:style-name="P16"/>
      <text:p text:style-name="P16">- név szerinti preferenciális szavazás az országos listáról a felkerülés szabályai kérdésesek</text:p>
      <text:p text:style-name="P16"/>
      <text:p text:style-name="P16">- algoritmikusan az egyéni jelölt előválasztásból képződik</text:p>
      <text:p text:style-name="P16"/>
      <text:p text:style-name="P9"/>
      <text:p text:style-name="P9">II.3 miniszterelnök jelöltről szoló előválasztásból</text:p>
      <text:p text:style-name="P9"><text:tab/>még egyáltalán nem beszéltünk róla</text:p>
      <text:p text:style-name="P9"/>
      <text:p text:style-name="P9"/>
      <text:p text:style-name="P7">Általános megfontolandó kérdések:</text:p>
      <text:p text:style-name="P7">Ha a küszöb értékek (megkivánt like számok) nem fix előre meghatározott számok hanem dinamikusak (pl a négyzetgyők/2) akkor :</text:p>
      <text:p text:style-name="P7">- egyéni jelölteknél az adott EOEVK létszáma számít vagy az összes ADA regisztrált?</text:p>
      <text:p text:style-name="P7">- ahogy a létszám bövül (a projekt ismerté válik) egyre nehezebb lesz jelölté válni… jó ez így?</text:p>
      <text:p text:style-name="P7"/>
      <text:p text:style-name="P13">Ha a szavazat nem modosítható, törölhető, és a szavazási fázis egy időben van a vita fázissal, akkor fent áll anak a veszélye, hogy mitán szavaztam, olyan ötlet javaslat érv hangzik el ami miatt megváltozna a véleményem. Ebből a szempontból </text:p>
      <text:p text:style-name="P13">a. vagy a vita fázis és a szavazási fázis időben elkülönitése ajánlott,</text:p>
      <text:p text:style-name="P13">b. vagy az, hogy a saját szavazatomat a szavazás lezárásáig módosíthassam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0:34:18.209098389</meta:creation-date>
    <meta:generator>LibreOffice/5.2.3.3$Linux_x86 LibreOffice_project/d54a8868f08a7b39642414cf2c8ef2f228f780cf</meta:generator>
    <dc:date>2016-12-07T11:47:05.347822487</dc:date>
    <meta:editing-duration>PT34M34S</meta:editing-duration>
    <meta:editing-cycles>4</meta:editing-cycles>
    <meta:document-statistic meta:table-count="0" meta:image-count="0" meta:object-count="0" meta:page-count="3" meta:paragraph-count="74" meta:word-count="805" meta:character-count="5801" meta:non-whitespace-character-count="5067"/>
  </office:meta>
</office:document-meta>
</file>